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ce00" officeooo:paragraph-rsid="001dce00"/>
    </style:style>
    <style:style style:name="P2" style:family="paragraph" style:parent-style-name="Standard">
      <style:text-properties officeooo:paragraph-rsid="001dce00"/>
    </style:style>
    <style:style style:name="P3" style:family="paragraph" style:parent-style-name="Standard">
      <style:text-properties officeooo:paragraph-rsid="001e5b1e"/>
    </style:style>
    <style:style style:name="P4" style:family="paragraph" style:parent-style-name="Standard">
      <style:text-properties officeooo:paragraph-rsid="00221086"/>
    </style:style>
    <style:style style:name="T1" style:family="text">
      <style:text-properties fo:language="en" fo:country="US"/>
    </style:style>
    <style:style style:name="T2" style:family="text">
      <style:text-properties fo:language="en" fo:country="US" officeooo:rsid="001dce00"/>
    </style:style>
    <style:style style:name="T3" style:family="text">
      <style:text-properties fo:language="en" fo:country="US" officeooo:rsid="001e5b1e"/>
    </style:style>
    <style:style style:name="T4" style:family="text">
      <style:text-properties fo:language="en" fo:country="US" officeooo:rsid="001e78c5"/>
    </style:style>
    <style:style style:name="T5" style:family="text">
      <style:text-properties fo:language="en" fo:country="US" officeooo:rsid="001eef90"/>
    </style:style>
    <style:style style:name="T6" style:family="text">
      <style:text-properties fo:language="en" fo:country="US" officeooo:rsid="0020c5e6"/>
    </style:style>
    <style:style style:name="T7" style:family="text">
      <style:text-properties fo:language="en" fo:country="US" officeooo:rsid="001ef214"/>
    </style:style>
    <style:style style:name="T8" style:family="text">
      <style:text-properties fo:language="en" fo:country="US" officeooo:rsid="00221086"/>
    </style:style>
    <style:style style:name="T9" style:family="text">
      <style:text-properties fo:language="en" fo:country="US" officeooo:rsid="00226b59"/>
    </style:style>
    <style:style style:name="T10" style:family="text">
      <style:text-properties officeooo:rsid="00226b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roduction</text:span></text:p>
      <text:p text:style-name="P2"><text:span text:style-name="T1">Magmatic reservoirs located in the upper crust have been shown to result from the repeated intrusions of new magmas, and spend much of the time as a crystal-rich mush (Fig. 1). A mush is a magma that has cooled and crystallized where crystals are touching together to form a rigid skeleton inhibiting its ability to easily flow. The geometry of the intruded batch of new magmas and its interaction with the surrounding mush may greatly affect the thermal and compositional evolution of the reservoir. Despite advances in our understanding of the physical processes that may occur in a magmatic reservoir, the resulting architecture and dynamics of the composite system remains poorly constrained.<text:line-break/>Main goals are:<text:line-break/>Determine the geometry of magma intrusions in mush and </text:span><text:span text:style-name="T9">what are the </text:span><text:span text:style-name="T1">controlling physical parameters<text:line-break/>Explore what dynamics may </text:span><text:span text:style-name="T9">favor </text:span><text:span text:style-name="T1">efficient mingling and/or mixing between the intrusion and host mus</text:span><text:span text:style-name="T2">h</text:span><text:span text:style-name="T1"><text:line-break/>Collaborators: Alain Burgisser (CNRS, University Savoi Mont-Blanc, Chambery, France) and George Bergantz (University of Washington, Seattle, USA)<text:line-break/> <text:s text:c="19"/></text:span></text:p>
      <text:p text:style-name="P1"><text:span text:style-name="T1"/></text:p>
      <text:p text:style-name="P1"><text:span text:style-name="T1"/></text:p>
      <text:p text:style-name="P1"><text:span text:style-name="T1">Method:</text:span></text:p>
      <text:p text:style-name="P4"><text:span text:style-name="T1">We perform numerical simulations using a Discrete Element Model coupled with a Computational Fluid Dynamic solver (CFD-DEM) to </text:span><text:span text:style-name="T2">explore</text:span><text:span text:style-name="T1"> the dynamics </text:span><text:span text:style-name="T2">existing in the magmatic reservoir</text:span><text:span text:style-name="T1"> during and </text:span><text:span text:style-name="T2">a</text:span><text:span text:style-name="T1">fter the emplacement of crystal free magmas </text:span><text:span text:style-name="T2">within the crystal rich</text:span><text:span text:style-name="T1"> mush. Our model is based on the open source code MFIX </text:span><text:span text:style-name="T2">(Multiphase Flow with Interphases eXchanges)</text:span><text:span text:style-name="T1"> </text:span><text:span text:style-name="T2">developed</text:span><text:span text:style-name="T1"> at the NETL </text:span><text:span text:style-name="T2">(National Energy Technology Laboratory).</text:span><text:span text:style-name="T1"><text:line-break/>The discrete element method considers </text:span><text:span text:style-name="T2">explicitly </text:span><text:span text:style-name="T1">th</text:span><text:span text:style-name="T2">e</text:span><text:span text:style-name="T1"> crystals a discrete entities (currently sphere</text:span><text:span text:style-name="T2">s</text:span><text:span text:style-name="T1"> </text:span><text:span text:style-name="T2">or disks; </text:span><text:span text:style-name="T8">Fig. 2)</text:span><text:span text:style-name="T1"> that can interact together </text:span><text:span text:style-name="T2">through frictional contacts or other physical processes (i.e. heat transfer). Basically, for each particle and at each time step, the model computes all the forces acting on the particle </text:span><text:span text:style-name="T3">and</text:span><text:span text:style-name="T2"> its acceleration with the Newton’s second law. </text:span><text:span text:style-name="T3">Then the position and velocity of the particle is updated. </text:span></text:p>
      <text:p text:style-name="P4"><text:span text:style-name="T4">The motion of the fluid is computed </text:span><text:span text:style-name="T8">on a regular grid (Fig. 2) </text:span><text:span text:style-name="T5">with</text:span><text:span text:style-name="T4"> the iterative solver </text:span><text:span text:style-name="T5">SIMPLE</text:span><text:span text:style-name="T4">, </text:span><text:span text:style-name="T5">which uses a finite volume method. T</text:span><text:span text:style-name="T7">he two phases exchange momentum (drag and pressure forces) and heat </text:span><text:span text:style-name="T6">such that the dynamics of one phase affect tho one of the other phase </text:span><text:span text:style-name="T8">(Fig. 2).</text:span><text:span text:style-name="T6"> <text:s/></text:span><text:span text:style-name="T8">Detail on the model and equations can be found in the chapter 2 of this document.</text:span></text:p>
      <text:p text:style-name="P3"><text:line-break/><text:tab/><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11:35:21.796000000</meta:creation-date>
    <dc:date>2020-11-29T12:24:11.703000000</dc:date>
    <meta:editing-duration>PT18M26S</meta:editing-duration>
    <meta:editing-cycles>6</meta:editing-cycles>
    <meta:generator>LibreOffice/6.4.4.2$Windows_X86_64 LibreOffice_project/3d775be2011f3886db32dfd395a6a6d1ca2630ff</meta:generator>
    <meta:document-statistic meta:table-count="0" meta:image-count="0" meta:object-count="0" meta:page-count="1" meta:paragraph-count="6" meta:word-count="362" meta:character-count="2336" meta:non-whitespace-character-count="1950"/>
  </office:meta>
</office:document-meta>
</file>